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2" table:default-cell-style-name="Default"/>
        <table:table-row table:style-name="ro2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2"/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Tag numero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number-columns-repeated="2"/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vrir le flacon de néoplastin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vrir le flacon de solvant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ndre le flacon de solvant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ser le flacon de solvant dans le flacon de néoplastine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er le flacon de solvant sur la paillasse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sser le bouchon du flacon de néoplastine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iter par retournement le flacon de néoplastine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er le flacon de néoplastine sur la paillas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vrir le flacon de néoplastine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vrir le flacon de desorb-u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ndre le maxi-reducer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érer le maxi-reducer dans le flacon de desorb-u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iquer sur l'icône produits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iquer sur l'onglet ouvrir tiroi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anner le flacon de néoplastine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er le flacon de néoplastine dans le tiroir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ndre le flacon de desorb-u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nner le flacon de desorb-u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r le flacon de desorb-u dans le tiroir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iquer sur l'onglet fermer tiroir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ndre un tube à essai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er le tube à essai dans le rack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ndre le 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ser le rack dans le panier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ndre le panier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ser le panier sur le STA-R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iquer sur l'icône CQ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quer sur le test TP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iquer sur le bouton lancement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ndre le panier dans le STA-R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ser le panier sur la paillasse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ndre le rack du panier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er le rack sur la paillass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iquer sur l'icône produit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iquer sur l'onglet ouvrir tiroir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ser le flacon de néoplastine sur la paillasse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endre le flacon de desorb-u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ser le flacon de desorb-u sur la paillasse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quer sur l'onglet fermer tiroir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8:Sheet1.G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4:21:21.5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6S</meta:editing-duration>
    <meta:editing-cycles>4</meta:editing-cycles>
    <meta:generator>LibreOffice/4.3.1.2$Windows_x86 LibreOffice_project/958349dc3b25111dbca392fbc281a05559ef6848</meta:generator>
    <dc:date>2014-11-05T14:27:25.476000000</dc:date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